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6pt" style:font-size-asian="16pt" style:font-size-complex="16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Государственный Электротехнический Университет “ЛЭТИ”</text:p>
      <text:p text:style-name="P3">Кафедра МО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ет </text:p>
      <text:p text:style-name="P5">по преддипломной прак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 группы <text:span text:style-name="T1">3</text:span>351:<text:tab/><text:span text:style-name="T2">Ерёменок А.В</text:span>.</text:p>
      <text:p text:style-name="P2">Руководитель:<text:tab/><text:tab/>Опалева Э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Санкт-Петербург</text:p>
      <text:p text:style-name="P1">200<text:span text:style-name="T1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002cm" fo:margin-bottom="1.002cm" fo:margin-left="1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Санкт-Петербургский </dc:title>
    <meta:initial-creator>Перунито</meta:initial-creator>
    <meta:creation-date>2005-11-06T20:23:00</meta:creation-date>
    <dc:creator>eav eav</dc:creator>
    <dc:date>2008-10-20T15:06:49.88</dc:date>
    <meta:print-date>2006-04-05T09:55:00</meta:print-date>
    <meta:editing-cycles>30</meta:editing-cycles>
    <meta:editing-duration>PT01H11M31S</meta:editing-duration>
    <meta:generator>OpenOffice.org/3.0$Win32 OpenOffice.org_project/300m9$Build-9358</meta:generator>
    <meta:document-statistic meta:table-count="0" meta:image-count="0" meta:object-count="0" meta:page-count="1" meta:paragraph-count="8" meta:word-count="22" meta:character-count="197"/>
  </office:meta>
</office:document-meta>
</file>